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left" fo:keep-with-next="auto"/>
    </style:style>
    <style:style style:name="Tabela1.A" style:family="table-column">
      <style:table-column-properties style:column-width="3.357cm"/>
    </style:style>
    <style:style style:name="Tabela1.B" style:family="table-column">
      <style:table-column-properties style:column-width="4.486cm"/>
    </style:style>
    <style:style style:name="Tabela1.C" style:family="table-column">
      <style:table-column-properties style:column-width="9.158cm"/>
    </style:style>
    <style:style style:name="Tabela1.A1" style:family="table-cell">
      <style:table-cell-properties style:vertical-align="middle" fo:padding-left="0.318cm" fo:padding-right="0.318cm" fo:padding-top="0.212cm" fo:padding-bottom="0.212cm" fo:border="0.05pt solid #000000"/>
    </style:style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 officeooo:paragraph-rsid="00126fa1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 officeooo:paragraph-rsid="00126fa1"/>
    </style:style>
    <style:style style:name="P3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 officeooo:paragraph-rsid="00126fa1"/>
    </style:style>
    <style:style style:name="P4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" officeooo:paragraph-rsid="00126fa1"/>
    </style:style>
    <style:style style:name="P5" style:family="paragraph" style:parent-style-name="Horizontal_20_Line">
      <style:text-properties officeooo:paragraph-rsid="00126fa1"/>
    </style:style>
    <style:style style:name="P6" style:family="paragraph" style:parent-style-name="Quotations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fo:font-weight="bold" officeooo:paragraph-rsid="00126fa1" loext:padding="0cm" loext:border="non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officeooo:paragraph-rsid="00126fa1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fo:font-weight="bold" officeooo:paragraph-rsid="00126fa1" loext:padding="0cm" loext:border="non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orphans="2" fo:widows="2" fo:text-indent="0cm" style:auto-text-indent="false" fo:keep-with-next="auto"/>
      <style:text-properties fo:color="#1b1c1d" loext:opacity="100%" style:font-name="Google Sans Text" officeooo:paragraph-rsid="00126fa1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126fa1"/>
    </style:style>
    <style:style style:name="P11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126fa1"/>
    </style:style>
    <style:style style:name="P1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126fa1"/>
    </style:style>
    <style:style style:name="P1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126fa1"/>
    </style:style>
    <style:style style:name="P1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126fa1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  <style:text-properties fo:color="#1b1c1d" loext:opacity="100%" style:font-name="Google Sans Text" officeooo:paragraph-rsid="00126fa1"/>
    </style:style>
    <style:style style:name="P16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126fa1"/>
    </style:style>
    <style:style style:name="P17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loext:opacity="100%" style:font-name="Google Sans Text" officeooo:paragraph-rsid="00126fa1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b1c1d" loext:opacity="100%" style:font-name="Google Sans Text" loext:padding="0cm" loext:border="none"/>
    </style:style>
    <style:style style:name="T3" style:family="text">
      <style:text-properties fo:font-weight="normal" style:font-weight-asian="normal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Para:</text:span> Microempreendedor Individual (MEI) | <text:span text:style-name="T1">Data:</text:span> Outubro/2025</text:p>
      <text:p text:style-name="P15"/>
      <text:h text:style-name="P1" text:outline-level="3">O Problema Atual</text:h>
      <text:p text:style-name="P16">Gerenciar um MEI com vendas em múltiplas plataformas é um malabarismo: você perde tempo com planilhas, corre o risco de vender produtos que não tem (estoque furado) e não consegue visualizar o lucro real do seu negócio de forma rápida.</text:p>
      <text:h text:style-name="P1" text:outline-level="3">Nossa Solução: SISTEMA DE GESTÃO PARA MEI</text:h>
      <text:p text:style-name="P11">Apresentamos o <text:span text:style-name="T3">SISTEMA DE GESTÃO PARA MEI</text:span>, a única plataforma desenhada especificamente para acabar com a complexidade da gestão de um Microempreendedor Digital. Nossa solução unifica suas operações em uma visão única, permitindo que você pare de gerenciar e comece a crescer.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7"><text:span text:style-name="Strong_20_Emphasis"><text:span text:style-name="T2">Foco</text:span></text:span></text:p>
            </table:table-cell>
            <table:table-cell table:style-name="Tabela1.A1" office:value-type="string">
              <text:p text:style-name="P7"><text:span text:style-name="Strong_20_Emphasis"><text:span text:style-name="T2">Recurso Chave</text:span></text:span></text:p>
            </table:table-cell>
            <table:table-cell table:style-name="Tabela1.A1" office:value-type="string">
              <text:p text:style-name="P7"><text:span text:style-name="Strong_20_Emphasis"><text:span text:style-name="T2">O que você ganha</text:span></text:span></text:p>
            </table:table-cell>
          </table:table-row>
        </table:table-header-rows>
        <table:table-row>
          <table:table-cell table:style-name="Tabela1.A1" office:value-type="string">
            <text:p text:style-name="P8">Foco 1: Estoque Zero Stress</text:p>
          </table:table-cell>
          <table:table-cell table:style-name="Tabela1.A1" office:value-type="string">
            <text:p text:style-name="P8">Sincronização em Tempo Real (UC2/UC10)</text:p>
          </table:table-cell>
          <table:table-cell table:style-name="Tabela1.A1" office:value-type="string">
            <text:p text:style-name="P9">Estoque atualizado automaticamente em todos os marketplaces (Mercado Livre, Shopee, etc.) para <text:span text:style-name="T1">acabar com vendas canceladas</text:span>.</text:p>
          </table:table-cell>
        </table:table-row>
        <table:table-row>
          <table:table-cell table:style-name="Tabela1.A1" office:value-type="string">
            <text:p text:style-name="P8">Foco 2: Inteligência Financeira</text:p>
          </table:table-cell>
          <table:table-cell table:style-name="Tabela1.A1" office:value-type="string">
            <text:p text:style-name="P8">Dashboard Consolidado (UC4/UC5)</text:p>
          </table:table-cell>
          <table:table-cell table:style-name="Tabela1.A1" office:value-type="string">
            <text:p text:style-name="P9">Uma única tela com seus <text:span text:style-name="T1">lucros e gastos reais</text:span>. Não perca tempo juntando dados de extratos e relatórios.</text:p>
          </table:table-cell>
        </table:table-row>
        <table:table-row>
          <table:table-cell table:style-name="Tabela1.A1" office:value-type="string">
            <text:p text:style-name="P8">Foco 3: Automação Inteligente</text:p>
          </table:table-cell>
          <table:table-cell table:style-name="Tabela1.A1" office:value-type="string">
            <text:p text:style-name="P8">Requisição de Compra Automática (UC3)</text:p>
          </table:table-cell>
          <table:table-cell table:style-name="Tabela1.A1" office:value-type="string">
            <text:p text:style-name="P9">O sistema monitora seu estoque e <text:span text:style-name="T1">avisa o momento exato de comprar</text:span> — ou gera o pedido para o fornecedor automaticamente.</text:p>
          </table:table-cell>
        </table:table-row>
      </table:table>
      <text:h text:style-name="P1" text:outline-level="3">Por que o SISTEMA DE GESTÃO PARA MEI?</text:h>
      <text:p text:style-name="P11">O SISTEMA DE GESTÃO PARA MEI não é apenas um software, é o seu <text:span text:style-name="T1">CTO (Chief Technology Officer)</text:span> digital. Enquanto a concorrência exige que você se adapte a softwares complexos, nós adaptamos a tecnologia à simplicidade que o MEI precisa.</text:p>
      <text:p text:style-name="P6">Transforme 4 horas de trabalho manual em 5 minutos de decisão estratégica.</text:p>
      <text:h text:style-name="P1" text:outline-level="3">Próximos Passos (Ação Imediata)</text:h>
      <text:p text:style-name="P16">Vamos agendar uma demonstração de 15 minutos onde você verá o sistema funcionando com a integração da sua plataforma mais usada.</text:p>
      <text:p text:style-name="P11">Clique aqui para <text:span text:style-name="T1">dobrar sua eficiência</text:span> e <text:span text:style-name="T1">multiplicar seu foco no crescimento</text:span>.</text:p>
      <text:p text:style-name="P5"/>
      <text:p text:style-name="P10">[Assinatura da Empresa/Contato]</text:p>
      <text:p text:style-name="P10">Gestão descomplicada para o MEI que quer cresce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0:10:13.509000000</meta:creation-date>
    <dc:date>2025-10-21T10:11:23.295000000</dc:date>
    <meta:editing-duration>PT1M10S</meta:editing-duration>
    <meta:editing-cycles>1</meta:editing-cycles>
    <meta:document-statistic meta:table-count="1" meta:image-count="0" meta:object-count="0" meta:page-count="1" meta:paragraph-count="25" meta:word-count="294" meta:character-count="1863" meta:non-whitespace-character-count="1593"/>
    <meta:generator>LibreOffice/24.2.5.2$Windows_X86_64 LibreOffice_project/bffef4ea93e59bebbeaf7f431bb02b1a39ee8a59</meta:generator>
  </office:meta>
</office:document-meta>
</file>